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672871"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d8bd0"/>
    </style:style>
    <style:style style:name="T5" style:family="text">
      <style:text-properties officeooo:rsid="004da8d6"/>
    </style:style>
    <style:style style:name="T6" style:family="text">
      <style:text-properties officeooo:rsid="004df8d9"/>
    </style:style>
    <style:style style:name="T7" style:family="text">
      <style:text-properties officeooo:rsid="004e8ce5"/>
    </style:style>
    <style:style style:name="T8" style:family="text">
      <style:text-properties officeooo:rsid="004fd597"/>
    </style:style>
    <style:style style:name="T9" style:family="text">
      <style:text-properties officeooo:rsid="00519473"/>
    </style:style>
    <style:style style:name="T10" style:family="text">
      <style:text-properties officeooo:rsid="0055f321"/>
    </style:style>
    <style:style style:name="T11" style:family="text">
      <style:text-properties officeooo:rsid="0058fde1"/>
    </style:style>
    <style:style style:name="T12" style:family="text">
      <style:text-properties style:text-position="super 58%" officeooo:rsid="0058fd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E4-Sen4</text:span></text:p>
      <text:p text:style-name="P1"/>
      <text:p text:style-name="P1"><text:span text:style-name="T2">Age :</text:span> <text:span text:style-name="T5">527 ans</text:span></text:p>
      <text:p text:style-name="P1"/>
      <text:p text:style-name="P1"><text:span text:style-name="T2">Sexe :</text:span> <text:span text:style-name="T1">Mâle</text:span></text:p>
      <text:p text:style-name="P1"/>
      <text:p text:style-name="P1"><text:span text:style-name="T2">Origine :</text:span> <text:span text:style-name="T6">Japon</text:span></text:p>
      <text:p text:style-name="P1"/>
      <text:p text:style-name="P1"><text:span text:style-name="T2">Métier :</text:span> <text:span text:style-name="T7">Secrétaire, garde du corps</text:span></text:p>
      <text:p text:style-name="P1"/>
      <text:p text:style-name="P2"><text:span text:style-name="T3">Caractéristique</text:span><text:span text:style-name="T2"> physique :</text:span> <text:span text:style-name="T8">E4-Sen4 est un petit robot volant, fait de bronze, d’or, et de cuivre. Son bassin et son buste, tous deux en or, sont reliés par une surface pliable. Son torse présente des rayures de bronze, et sa tête est coupée verticalement en 2 globes, l’un en or et l’autre en bronze. Une hélice commandable fixée dans son dos lui permet de se déplacer, car ses jambes de bronze sont trop faibles pour le soutenir. Ses articulations sont attachées avec des rouages de cuivre disposés aux genoux, aux cuisses, aux épaules, et aux coudes. Ses mains sont des « moufles » présentant un pouce et une surface plate et large. La plante de ses pieds est renforcée, pour lui faire un poids le maintenant stable en vol. Une trappe dans son dos permet de le recharger en charbon, mais E4-Sen4 a réussi à se créer du combustible à base de chlorophylle. Il préfère manger des plantes en les faisant entrer dans sa bouche faites de barreaux. La vapeur s’échappe du bout de l’hélice. E4-Sen4 a les yeux fait de verre vert pomme, mais son œil droit est doté d’un iris de caméra.</text:span></text:p>
      <text:p text:style-name="P1"/>
      <text:p text:style-name="P1"><text:span text:style-name="T2">Tempérament :</text:span> <text:span text:style-name="T9">E4-Sen4 est un robot discret, obéissant, et qui ne prend pas d’initiatives. Sa rencontre avec Katelo va le forcer à commencer à en prendre. Il fera tout pour protéger ses alliés quelqu’ils soient, quitte à mettre en danger son intégrité physique. Il aime regarder des formes rondes, et il a comme hobby de faire pousser des pissenlits.</text:span></text:p>
      <text:p text:style-name="P1"><text:soft-page-break/></text:p>
      <text:p text:style-name="P4"><text:span text:style-name="T2">Biographie :</text:span> <text:span text:style-name="T11">E4-Sen4 fut fabriqué en 2041 par un scientifique nommé « Chaki », un fils adoptif de Zerlock. Lorsque l’humanité fuit la Terre ravagée, E4-Sen4 fut récupéré par la 1ère reine de Wôzorfôz, Marika I, pour être le 1</text:span><text:span text:style-name="T12">er</text:span><text:span text:style-name="T11"> robot à vapeur à posséder une IA. Grâce à lui, SyrX fut construit sur le même principe. E4-Sen4 continua à faire son travail : prendre des notes de tout pour les stocker dans SyrX. Il poursuivit sa tâche, passant d’empereur en empereur, jusqu’au coup d’État de SyrX, qui conduisit à la chute de l’humanité. Il servit alors SyrX en remplissant le même job, mais en ayant beaucoup moins de travail, la société n’étant plus aléatoire. SyrX le modifia <text:s/>pour lui ajouter le DestructorX2000, une transformation en colosse à vapeur. Pour combler son temps libre, E4-Sen4 fit pousser des plantes en secret. </text:span></text:p>
      <text:p text:style-name="P4"><text:span text:style-name="T11"><text:tab/>Il guide Katelo jusqu’à SyrX, et après plusieurs combats, Katelo gagne E4-Sen4 et le libère. Il aide donc Katelo dans sa quête, et même bien après puisqu’il restera auprès de lui toute sa vie. </text:span></text:p>
      <text:p text:style-name="P4"><text:span text:style-name="T11"><text:tab/>E4-Sen4 va continuer de vivre avec Katelo, génération après génération, et ce jusqu’à la fin des prophéties, où le dernier Katelo retourne sur Terre pour affronter Zerlock. Ce dernier détruira malheureusement E4-Sen4 peu avant le combat final. Il meurt donc à 3240 ans.</text:span></text:p>
      <text:p text:style-name="P1"/>
      <text:p text:style-name="P3"><text:span text:style-name="T2">Liens familiaux :</text:span> <text:span text:style-name="T10">E4-Sen4 a servi Chaki, les empereurs Marika I, Thomas II et William III, SyrX, puis Katelo et ses descendants, qu’il considère comme sa fam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6M10S</meta:editing-duration>
    <meta:editing-cycles>73</meta:editing-cycles>
    <meta:generator>LibreOffice/5.2.5.1$Windows_x86 LibreOffice_project/0312e1a284a7d50ca85a365c316c7abbf20a4d22</meta:generator>
    <dc:date>2019-02-28T18:15:33.373000000</dc:date>
    <meta:document-statistic meta:table-count="0" meta:image-count="0" meta:object-count="0" meta:page-count="2" meta:paragraph-count="11" meta:word-count="517" meta:character-count="2967" meta:non-whitespace-character-count="2456"/>
    <meta:user-defined meta:name="Info 1"/>
    <meta:user-defined meta:name="Info 2"/>
    <meta:user-defined meta:name="Info 3"/>
    <meta:user-defined meta:name="Info 4"/>
  </office:meta>
</office:document-meta>
</file>